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0.01pt"/>
    </style:style>
    <style:style style:name="co6" style:family="table-column">
      <style:table-column-properties fo:break-before="auto" style:column-width="9.2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(alternative)</text:p>
          </table:table-cell>
          <table:table-cell office:value-type="string" calcext:value-type="string">
            <text:p>Nice to have features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  <table:table-cell table:style-name="ce4" office:value-type="string" calcext:value-type="string">
            <text:p><text:a xlink:href="http://www.mouser.fi/ProductDetail/Panasonic/ERJ-6GEY0R00V/?qs=sGAEpiMZZMtlubZbdhIBIGGkozl1QdRpbM2mlUXXIDw%3D" xlink:type="simple">667-ERJ-6GEY0R00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  <table:table-cell table:style-name="ce4" office:value-type="string" calcext:value-type="string">
            <text:p><text:a xlink:href="http://www.mouser.fi/ProductDetail/CTS-Electronic-Components/73L3R10J/?qs=sGAEpiMZZMtlleCFQhR%2FzZxay4kRpDCOaFho7FtALLE%3D" xlink:type="simple">774-73L3R10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  <table:table-cell table:style-name="ce4" office:value-type="string" calcext:value-type="string">
            <text:p><text:a xlink:href="http://www.mouser.fi/ProductDetail/Ohmite/AS08J1000ET/?qs=sGAEpiMZZMtlubZbdhIBIMsVZijOc%2FcI%2FZcq4FT0w8Q%3D" xlink:type="simple">588-AS08J1000ET</text:a></text:p>
          </table:table-cell>
          <table:table-cell table:style-name="ce4" office:value-type="string" calcext:value-type="string">
            <text:p><text:a xlink:href="http://www.mouser.fi/ProductDetail/ROHM-Semiconductor/ESR10EZPJ101/?qs=sGAEpiMZZMtlubZbdhIBIGrVcSH3vih4T6FVdOBtpRs%3D" xlink:type="simple">755-ESR10EZPJ101</text:a>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  <table:table-cell table:style-name="ce4" office:value-type="string" calcext:value-type="string">
            <text:p><text:a xlink:href="http://www.mouser.fi/ProductDetail/Yageo/RC0805JR-07100KL/?qs=sGAEpiMZZMtlubZbdhIBILYKDyqiSVLql9IYbXdvrms%3D" xlink:type="simple">603-RC0805JR-07100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  <table:table-cell table:style-name="ce6" office:value-type="string" calcext:value-type="string">
            <text:p>out of stock :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  <table:table-cell table:style-name="ce5" office:value-type="string" calcext:value-type="string">
            <text:p>from club (8.2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  <table:table-cell table:style-name="ce4" office:value-type="string" calcext:value-type="string">
            <text:p><text:a xlink:href="http://www.mouser.fi/ProductDetail/Murata-Electronics/GRM21BR61A106KE19L/?qs=sGAEpiMZZMsh%252b1woXyUXj7Ax4K3SW3FrOjiBEQ7%2FLg4%3D" xlink:type="simple">81-GRM21BR61A106KE1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  <table:table-cell table:style-name="ce4" office:value-type="string" calcext:value-type="string">
            <text:p><text:a xlink:href="http://www.mouser.fi/ProductDetail/Yageo/RC0805FR-071KL/?qs=sGAEpiMZZMu61qfTUdNhG0IfGdGRhTL5jwjd7Z4phgo%3D" xlink:type="simple">603-RC0805FR-071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  <table:table-cell table:style-name="ce4" office:value-type="string" calcext:value-type="string">
            <text:p><text:a xlink:href="http://www.mouser.fi/ProductDetail/AVX/08055A102JAT2A/?qs=sGAEpiMZZMs0AnBnWHyRQAO9wz3NDm%2FCxbKoPfRgx2k%3D" xlink:type="simple">581-08055A102J</text:a>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  <table:table-cell table:style-name="ce4" office:value-type="string" calcext:value-type="string">
            <text:p><text:a xlink:href="http://www.mouser.fi/ProductDetail/Nichicon/UUR1A221MCL6GS/?qs=sGAEpiMZZMtZ1n0r9vR22ZeEmyXxpYomLM%252bcKexter4%3D" xlink:type="simple">647-UUR1A221MCL6G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  <table:table-cell table:style-name="ce4" office:value-type="string" calcext:value-type="string">
            <text:p><text:a xlink:href="http://www.mouser.fi/ProductDetail/Yageo/RC0805FR-0724K9L/?qs=sGAEpiMZZMtlubZbdhIBIJv49G1poxg99uEn6bmXK1I%3D" xlink:type="simple">603-RC0805FR-0724K9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  <table:table-cell table:style-name="ce5" office:value-type="string" calcext:value-type="string">
            <text:p>from club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  <table:table-cell table:style-name="ce4" office:value-type="string" calcext:value-type="string">
            <text:p><text:a xlink:href="http://www.mouser.fi/ProductDetail/Taiyo-Yuden/LB2518T471K/?qs=sGAEpiMZZMsg%252by3WlYCkU5iuzh4MJmq05%252b0m61nqRZY%3D" xlink:type="simple">963-LB2518T471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  <table:table-cell table:style-name="ce4" office:value-type="string" calcext:value-type="string">
            <text:p><text:a xlink:href="http://www.mouser.fi/ProductDetail/Yageo/RC0805FR-0747RL/?qs=sGAEpiMZZMtlubZbdhIBIEM5%252bYIsBt7JlNmvUSdFH%2FQ%3D" xlink:type="simple">603-RC0805FR-0747RL</text:a></text:p>
          </table:table-cell>
          <table:table-cell table:style-name="ce4" office:value-type="string" calcext:value-type="string">
            <text:p><text:a xlink:href="http://www.mouser.fi/ProductDetail/Yageo/RC0805FR-0751RL/?qs=sGAEpiMZZMtlubZbdhIBIKnsynxCetJ5q2IVS85if1M%3D" xlink:type="simple">RC0805FR-0751RL</text:a> (51ohm, better)</text:p>
          </table:table-cell>
          <table:table-cell/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  <table:table-cell table:style-name="ce4" office:value-type="string" calcext:value-type="string">
            <text:p><text:a xlink:href="http://www.mouser.fi/ProductDetail/Yageo/RC0805FR-074K99L/?qs=sGAEpiMZZMtlubZbdhIBIDa%2FhYjOd3Y%252bcn1kGJvq3Iw%3D" xlink:type="simple">603-RC0805FR-074K99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  <table:table-cell table:style-name="ce8" office:value-type="string" calcext:value-type="string">
            <text:p>33 nF (have to simulate!) <text:a xlink:href="http://www.mouser.fi/ProductDetail/TDK/CGA4J1C0G2A333J125AC/?qs=sGAEpiMZZMs0AnBnWHyRQC%2FZPTsdJ5JsKeTqr82WsZ2DVw8%2F75N9vw%3D%3D" xlink:type="simple">810-CGA4J1C0G2A333J2</text:a></text:p>
          </table:table-cell>
          <table:table-cell/>
          <table:table-cell office:value-type="string" calcext:value-type="string">
            <text:p>NP0 (if possible)</text:p>
          </table:table-cell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  <table:table-cell table:style-name="ce4" office:value-type="string" calcext:value-type="string">
            <text:p><text:a xlink:href="http://www.mouser.fi/ProductDetail/TDK/C2012C0G1H682J060AA/?qs=sGAEpiMZZMs0AnBnWHyRQFzBYxg9rzNcQoQqKge%252bkfc%3D" xlink:type="simple">810-C2012C0G1H682J-1</text:a></text:p>
          </table:table-cell>
          <table:table-cell/>
          <table:table-cell office:value-type="string" calcext:value-type="string">
            <text:p>(NP0?)</text:p>
          </table:table-cell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  <table:table-cell table:style-name="ce4" office:value-type="string" calcext:value-type="string">
            <text:p><text:a xlink:href="http://www.mouser.fi/ProductDetail/Yageo/RC0805FR-077K87L/?qs=sGAEpiMZZMtlubZbdhIBIDa%2FhYjOd3Y%252bLdXddowXn%252bg%3D" xlink:type="simple">603-RC0805FR-077K87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/>
          <table:table-cell table:style-name="ce4" office:value-type="string" calcext:value-type="string">
            <text:p><text:a xlink:href="http://www.mouser.fi/ProductDetail/NXP-Semiconductors/BA891115/?qs=sGAEpiMZZMtbRapU8LlZD84rEzm%252bElLdWVIBqcIRMoo%3D" xlink:type="simple">771-BA891-T/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  <table:table-cell table:style-name="ce4" office:value-type="string" calcext:value-type="string">
            <text:p><text:a xlink:href="http://www.mouser.fi/ProductDetail/ON-Semiconductor/BAT54SLT1G/?qs=sGAEpiMZZMtQ8nqTKtFS%2FCKUxMvjsmGzmkUbaMfK3Po%3D" xlink:type="simple">863-BAT54SLT1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  <table:table-cell table:style-name="ce4" office:value-type="string" calcext:value-type="string">
            <text:p><text:a xlink:href="http://www.mouser.fi/ProductDetail/Infineon-Technologies/BSS84PH6327XTSA2/?qs=sGAEpiMZZMshyDBzk1%2FWi4lI00SCTc04rZ0%252b907vMfo%3D" xlink:type="simple">726-BSS84PH6327XTSA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  <table:table-cell table:style-name="ce4" office:value-type="string" calcext:value-type="string">
            <text:p><text:a xlink:href="http://www.mouser.fi/ProductDetail/Fair-Rite/2508056007Y3/?qs=sGAEpiMZZMtdyQheitOmRdlbrKoV7Kcr1qkGgD009vc%3D" xlink:type="simple">623-2508056007Y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1" calcext:value-type="float">
            <text:p>1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/>
          <table:table-cell table:style-name="ce10" office:value-type="string" calcext:value-type="string">
            <text:p>not needed anym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  <table:table-cell/>
          <table:table-cell table:style-name="ce4" office:value-type="string" calcext:value-type="string">
            <text:p><text:a xlink:href="http://www.mouser.fi/ProductDetail/ON-Semiconductor/NTS245SFT1G/?qs=sGAEpiMZZMtQ8nqTKtFS%2FLy%252bx9AD%2F2eD0kB096QDhHFzvzdr%2FR0eyw%3D%3D" xlink:type="simple">863-NTS245SFT1G</text:a></text:p>
          </table:table-cell>
          <table:table-cell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  <table:table-cell table:style-name="ce4" office:value-type="string" calcext:value-type="string">
            <text:p><text:a xlink:href="http://www.mouser.fi/ProductDetail/STMicroelectronics/STM32F401RET6/?qs=sGAEpiMZZMvfFCidbTccA5nGvJbpOCrApm%2F8pNu4ZCU%3D" xlink:type="simple">511-STM32F401RET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  <table:table-cell table:style-name="ce4" office:value-type="string" calcext:value-type="string">
            <text:p><text:a xlink:href="http://www.mouser.fi/ProductDetail/AVX-Kyocera/KT2520K26000ACW18TAS/?qs=sGAEpiMZZMt8oz%2FHeiymAJuQj90JDo52fsCYmCUNzOhcUY51tUGGqQ%3D%3D" xlink:type="simple">581-KT2520K2ACW18T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1" calcext:value-type="float">
            <text:p>1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  <table:table-cell table:style-name="ce4" office:value-type="string" calcext:value-type="string">
            <text:p><text:a xlink:href="http://www.mouser.fi/ProductDetail/Cirrus-Logic/WM8731SEDS-V/?qs=sGAEpiMZZMthNezIpKscMWquczdXLZMI" xlink:type="simple">238-WM8731SEDS/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/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8:26:36.952534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9:25:12.922699083</dc:date>
    <meta:editing-duration>PT1H50M12S</meta:editing-duration>
    <meta:editing-cycles>16</meta:editing-cycles>
    <meta:generator>LibreOffice/5.0.3.2$Linux_X86_64 LibreOffice_project/00m0$Build-2</meta:generator>
    <meta:document-statistic meta:table-count="1" meta:cell-count="562" meta:object-count="0"/>
  </office:meta>
</office:document-meta>
</file>